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619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0.954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0.677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0.924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3.48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048cm"/>
    </style:style>
    <style:style style:name="co15" style:family="table-column">
      <style:table-column-properties fo:break-before="auto" style:column-width="4.5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3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nsolas" fo:font-weight="normal" style:font-name-asian="Consolas" style:font-weight-asian="normal" style:font-weight-complex="normal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1" style:family="table-cell" style:parent-style-name="Default">
      <style:table-cell-properties fo:border-bottom="0.002cm solid #000000" fo:border-left="none" fo:border-right="0.088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12" style:family="table-cell" style:parent-style-name="Default">
      <style:table-cell-properties fo:border-bottom="0.002cm solid #000000" fo:border-left="none" fo:border-right="0.088cm solid #000000" fo:border-top="0.002cm solid #000000"/>
      <style:text-properties style:font-name="Consolas" fo:font-weight="normal" style:font-name-asian="Consolas" style:font-weight-asian="normal" style:font-weight-complex="normal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16" style:family="table-cell" style:parent-style-name="Default" style:data-style-name="N100">
      <style:text-properties style:font-name="Consolas" fo:font-weight="normal" style:font-name-asian="Consolas" style:font-weight-asian="normal" style:font-weight-complex="normal"/>
    </style:style>
    <style:style style:name="ce17" style:family="table-cell" style:parent-style-name="Default" style:data-style-name="N100">
      <style:table-cell-properties fo:border-bottom="0.002cm solid #000000" fo:border-left="0.002cm solid #000000" fo:border-right="0.002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18" style:family="table-cell" style:parent-style-name="Default" style:data-style-name="N100">
      <style:table-cell-properties fo:border="0.002cm solid #000000"/>
      <style:text-properties style:font-name="Consolas" fo:font-weight="normal" style:font-name-asian="Consolas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1" style:family="table-cell" style:parent-style-name="Default" style:data-style-name="N100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2" style:family="table-cell" style:parent-style-name="Default" style:data-style-name="N100">
      <style:table-cell-properties fo:border-bottom="0.002cm solid #000000" fo:border-left="none" fo:border-right="0.002cm solid #000000" fo:border-top="0.088cm solid #000000"/>
      <style:text-properties style:font-name="Consolas" fo:font-weight="normal" style:font-name-asian="Consolas" style:font-weight-asian="normal" style:font-weight-complex="normal"/>
    </style:style>
    <style:style style:name="ce23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4" style:family="table-cell" style:parent-style-name="Default" style:data-style-name="N100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2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3" style:family="table-cell" style:parent-style-name="Default">
      <style:table-cell-properties fo:border-bottom="0.002cm solid #000000" fo:border-left="0.088cm solid #000000" fo:border-right="none" fo:border-top="0.088cm solid #000000"/>
      <style:text-properties style:font-name="Consolas" fo:font-weight="normal" style:font-name-asian="Consolas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3" style:family="table-cell" style:parent-style-name="Default">
      <style:table-cell-properties fo:border="0.002cm solid #000000"/>
      <style:text-properties style:font-name="Consolas" fo:font-weight="normal" style:font-name-asian="Consolas" style:font-weight-asian="normal" style:font-weight-complex="normal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/>
      <style:text-properties style:font-name="Consolas" fo:font-weight="normal" style:font-name-asian="Consolas" style:font-weight-asian="normal" style:font-weight-complex="normal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3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39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" style:family="table-cell" style:parent-style-name="Default">
      <style:table-cell-properties fo:border-bottom="0.002cm solid #000000" fo:border-left="0.088cm solid #000000" fo:border-right="none" fo:border-top="0.002cm solid #000000"/>
      <style:text-properties style:font-name="Consolas" fo:font-weight="normal" style:font-name-asian="Consolas" style:font-weight-asian="normal" style:font-weight-complex="normal"/>
    </style:style>
    <style:style style:name="ce40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1" style:family="table-cell" style:parent-style-name="Default">
      <style:table-cell-properties fo:background-color="#99ff66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2" style:family="table-cell" style:parent-style-name="Default">
      <style:table-cell-properties fo:background-color="#ffcc99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3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4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end" fo:margin-left="0cm"/>
      <style:text-properties style:font-name="Consolas" fo:font-weight="normal" style:font-name-asian="Consolas" style:font-weight-asian="normal" style:font-weight-complex="normal"/>
    </style:style>
    <style:style style:name="ce6" style:family="table-cell" style:parent-style-name="Default">
      <style:table-cell-properties fo:border-bottom="0.002cm solid #000000" fo:background-color="#ccffcc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8" style:family="table-cell" style:parent-style-name="Default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9" style:family="table-cell" style:parent-style-name="Default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46" style:family="table-cell" style:parent-style-name="Default">
      <style:text-properties style:font-name="Times New Roman"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f9f9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99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02cm solid #000000" fo:background-color="#eeeeee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  <style:style style:name="ce65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nsolas" fo:font-weight="normal" style:font-name-asian="Consolas" style:font-weight-asian="normal" style:font-weight-complex="normal"/>
    </style:style>
  </office:automatic-styles>
  <office:body>
    <office:spreadsheet>
      <table:table table:name="Sheet5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X rp</text:p>
          </table:table-cell>
          <table:table-cell table:style-name="ce14" office:value-type="string">
            <text:p>00 RP0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+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X rp</text:p>
          </table:table-cell>
          <table:table-cell table:style-name="ce14" office:value-type="string">
            <text:p>00 RP1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-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M</text:p>
          </table:table-cell>
          <table:table-cell table:style-name="ce14" office:value-type="string">
            <text:p>00 110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+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r</text:p>
          </table:table-cell>
          <table:table-cell table:style-name="ce14" office:value-type="string">
            <text:p>00 DDD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+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M</text:p>
          </table:table-cell>
          <table:table-cell table:style-name="ce14" office:value-type="string">
            <text:p>00 110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-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r</text:p>
          </table:table-cell>
          <table:table-cell table:style-name="ce14" office:value-type="string">
            <text:p>00 DDD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-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LC</text:p>
          </table:table-cell>
          <table:table-cell table:style-name="ce14" office:value-type="string">
            <text:p>00 0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RC</text:p>
          </table:table-cell>
          <table:table-cell table:style-name="ce14" office:value-type="string">
            <text:p>00 0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L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R</text:p>
          </table:table-cell>
          <table:table-cell table:style-name="ce14" office:value-type="string">
            <text:p>00 0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M</text:p>
          </table:table-cell>
          <table:table-cell table:style-name="ce14" office:value-type="string">
            <text:p>10 0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M</text:p>
          </table:table-cell>
          <table:table-cell table:style-name="ce14" office:value-type="string">
            <text:p>10 0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＋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M</text:p>
          </table:table-cell>
          <table:table-cell table:style-name="ce14" office:value-type="string">
            <text:p>10 0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M</text:p>
          </table:table-cell>
          <table:table-cell table:style-name="ce14" office:value-type="string">
            <text:p>10 0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M</text:p>
          </table:table-cell>
          <table:table-cell table:style-name="ce14" office:value-type="string">
            <text:p>10 1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M</text:p>
          </table:table-cell>
          <table:table-cell table:style-name="ce14" office:value-type="string">
            <text:p>10 1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M</text:p>
          </table:table-cell>
          <table:table-cell table:style-name="ce14" office:value-type="string">
            <text:p>10 1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M</text:p>
          </table:table-cell>
          <table:table-cell table:style-name="ce14" office:value-type="string">
            <text:p>10 1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r</text:p>
          </table:table-cell>
          <table:table-cell table:style-name="ce14" office:value-type="string">
            <text:p>10 0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r</text:p>
          </table:table-cell>
          <table:table-cell table:style-name="ce14" office:value-type="string">
            <text:p>10 0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r</text:p>
          </table:table-cell>
          <table:table-cell table:style-name="ce14" office:value-type="string">
            <text:p>10 0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r</text:p>
          </table:table-cell>
          <table:table-cell table:style-name="ce14" office:value-type="string">
            <text:p>10 0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r</text:p>
          </table:table-cell>
          <table:table-cell table:style-name="ce14" office:value-type="string">
            <text:p>10 1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r</text:p>
          </table:table-cell>
          <table:table-cell table:style-name="ce14" office:value-type="string">
            <text:p>10 1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r</text:p>
          </table:table-cell>
          <table:table-cell table:style-name="ce14" office:value-type="string">
            <text:p>10 1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r</text:p>
          </table:table-cell>
          <table:table-cell table:style-name="ce14" office:value-type="string">
            <text:p>10 1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IO</text:p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IO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ADI data</text:p>
          </table:table-cell>
          <table:table-cell table:style-name="ce14" office:value-type="string">
            <text:p>11 0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CI data</text:p>
          </table:table-cell>
          <table:table-cell table:style-name="ce14" office:value-type="string">
            <text:p>11 0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I data</text:p>
          </table:table-cell>
          <table:table-cell table:style-name="ce14" office:value-type="string">
            <text:p>11 0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I data</text:p>
          </table:table-cell>
          <table:table-cell table:style-name="ce14" office:value-type="string">
            <text:p>11 0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I data</text:p>
          </table:table-cell>
          <table:table-cell table:style-name="ce14" office:value-type="string">
            <text:p>11 1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I data</text:p>
          </table:table-cell>
          <table:table-cell table:style-name="ce14" office:value-type="string">
            <text:p>11 1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I data</text:p>
          </table:table-cell>
          <table:table-cell table:style-name="ce14" office:value-type="string">
            <text:p>11 1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PI data</text:p>
          </table:table-cell>
          <table:table-cell table:style-name="ce14" office:value-type="string">
            <text:p>11 1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6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 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 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DCX rp</text:p>
          </table:table-cell>
          <table:table-cell table:style-name="ce14" office:value-type="string">
            <text:p>00 RP1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-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X rp</text:p>
          </table:table-cell>
          <table:table-cell table:style-name="ce14" office:value-type="string">
            <text:p>00 RP0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+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r</text:p>
          </table:table-cell>
          <table:table-cell table:style-name="ce14" office:value-type="string">
            <text:p>00 DDD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-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r</text:p>
          </table:table-cell>
          <table:table-cell table:style-name="ce14" office:value-type="string">
            <text:p>00 DDD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+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L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R</text:p>
          </table:table-cell>
          <table:table-cell table:style-name="ce14" office:value-type="string">
            <text:p>00 0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LC</text:p>
          </table:table-cell>
          <table:table-cell table:style-name="ce14" office:value-type="string">
            <text:p>00 0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RC</text:p>
          </table:table-cell>
          <table:table-cell table:style-name="ce14" office:value-type="string">
            <text:p>00 0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r</text:p>
          </table:table-cell>
          <table:table-cell table:style-name="ce14" office:value-type="string">
            <text:p>10 0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r</text:p>
          </table:table-cell>
          <table:table-cell table:style-name="ce14" office:value-type="string">
            <text:p>10 0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r</text:p>
          </table:table-cell>
          <table:table-cell table:style-name="ce14" office:value-type="string">
            <text:p>10 0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r</text:p>
          </table:table-cell>
          <table:table-cell table:style-name="ce14" office:value-type="string">
            <text:p>10 0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r</text:p>
          </table:table-cell>
          <table:table-cell table:style-name="ce14" office:value-type="string">
            <text:p>10 1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r</text:p>
          </table:table-cell>
          <table:table-cell table:style-name="ce14" office:value-type="string">
            <text:p>10 1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r</text:p>
          </table:table-cell>
          <table:table-cell table:style-name="ce14" office:value-type="string">
            <text:p>10 1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r</text:p>
          </table:table-cell>
          <table:table-cell table:style-name="ce14" office:value-type="string">
            <text:p>10 1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M</text:p>
          </table:table-cell>
          <table:table-cell table:style-name="ce14" office:value-type="string">
            <text:p>10 0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M</text:p>
          </table:table-cell>
          <table:table-cell table:style-name="ce14" office:value-type="string">
            <text:p>10 0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＋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M</text:p>
          </table:table-cell>
          <table:table-cell table:style-name="ce14" office:value-type="string">
            <text:p>10 0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M</text:p>
          </table:table-cell>
          <table:table-cell table:style-name="ce14" office:value-type="string">
            <text:p>10 0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M</text:p>
          </table:table-cell>
          <table:table-cell table:style-name="ce14" office:value-type="string">
            <text:p>10 1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M</text:p>
          </table:table-cell>
          <table:table-cell table:style-name="ce14" office:value-type="string">
            <text:p>10 1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M</text:p>
          </table:table-cell>
          <table:table-cell table:style-name="ce14" office:value-type="string">
            <text:p>10 1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M</text:p>
          </table:table-cell>
          <table:table-cell table:style-name="ce14" office:value-type="string">
            <text:p>10 1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M</text:p>
          </table:table-cell>
          <table:table-cell table:style-name="ce14" office:value-type="string">
            <text:p>00 110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+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M</text:p>
          </table:table-cell>
          <table:table-cell table:style-name="ce14" office:value-type="string">
            <text:p>00 110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-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I data</text:p>
          </table:table-cell>
          <table:table-cell table:style-name="ce14" office:value-type="string">
            <text:p>11 0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CI data</text:p>
          </table:table-cell>
          <table:table-cell table:style-name="ce14" office:value-type="string">
            <text:p>11 0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I data</text:p>
          </table:table-cell>
          <table:table-cell table:style-name="ce14" office:value-type="string">
            <text:p>11 0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I data</text:p>
          </table:table-cell>
          <table:table-cell table:style-name="ce14" office:value-type="string">
            <text:p>11 0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I data</text:p>
          </table:table-cell>
          <table:table-cell table:style-name="ce14" office:value-type="string">
            <text:p>11 1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I data</text:p>
          </table:table-cell>
          <table:table-cell table:style-name="ce14" office:value-type="string">
            <text:p>11 1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I data</text:p>
          </table:table-cell>
          <table:table-cell table:style-name="ce14" office:value-type="string">
            <text:p>11 1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PI data</text:p>
          </table:table-cell>
          <table:table-cell table:style-name="ce14" office:value-type="string">
            <text:p>11 1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7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DCX rp</text:p>
          </table:table-cell>
          <table:table-cell table:style-name="ce14" office:value-type="string">
            <text:p>00 RP1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-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X rp</text:p>
          </table:table-cell>
          <table:table-cell table:style-name="ce14" office:value-type="string">
            <text:p>00 RP0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+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r</text:p>
          </table:table-cell>
          <table:table-cell table:style-name="ce14" office:value-type="string">
            <text:p>00 DDD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-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r</text:p>
          </table:table-cell>
          <table:table-cell table:style-name="ce14" office:value-type="string">
            <text:p>00 DDD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+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L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AR</text:p>
          </table:table-cell>
          <table:table-cell table:style-name="ce14" office:value-type="string">
            <text:p>00 0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LC</text:p>
          </table:table-cell>
          <table:table-cell table:style-name="ce14" office:value-type="string">
            <text:p>00 0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RC</text:p>
          </table:table-cell>
          <table:table-cell table:style-name="ce14" office:value-type="string">
            <text:p>00 0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LU</text:p>
            <text:p>ROTATE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r</text:p>
          </table:table-cell>
          <table:table-cell table:style-name="ce14" office:value-type="string">
            <text:p>10 0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r</text:p>
          </table:table-cell>
          <table:table-cell table:style-name="ce14" office:value-type="string">
            <text:p>10 0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r</text:p>
          </table:table-cell>
          <table:table-cell table:style-name="ce14" office:value-type="string">
            <text:p>10 0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r</text:p>
          </table:table-cell>
          <table:table-cell table:style-name="ce14" office:value-type="string">
            <text:p>10 0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r</text:p>
          </table:table-cell>
          <table:table-cell table:style-name="ce14" office:value-type="string">
            <text:p>10 10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r</text:p>
          </table:table-cell>
          <table:table-cell table:style-name="ce14" office:value-type="string">
            <text:p>10 10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r</text:p>
          </table:table-cell>
          <table:table-cell table:style-name="ce14" office:value-type="string">
            <text:p>10 110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r</text:p>
          </table:table-cell>
          <table:table-cell table:style-name="ce14" office:value-type="string">
            <text:p>10 111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D M</text:p>
          </table:table-cell>
          <table:table-cell table:style-name="ce14" office:value-type="string">
            <text:p>10 0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C M</text:p>
          </table:table-cell>
          <table:table-cell table:style-name="ce14" office:value-type="string">
            <text:p>10 0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＋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B M</text:p>
          </table:table-cell>
          <table:table-cell table:style-name="ce14" office:value-type="string">
            <text:p>10 0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B M</text:p>
          </table:table-cell>
          <table:table-cell table:style-name="ce14" office:value-type="string">
            <text:p>10 0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A M</text:p>
          </table:table-cell>
          <table:table-cell table:style-name="ce14" office:value-type="string">
            <text:p>10 10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A M</text:p>
          </table:table-cell>
          <table:table-cell table:style-name="ce14" office:value-type="string">
            <text:p>10 10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A M</text:p>
          </table:table-cell>
          <table:table-cell table:style-name="ce14" office:value-type="string">
            <text:p>10 110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MP M</text:p>
          </table:table-cell>
          <table:table-cell table:style-name="ce14" office:value-type="string">
            <text:p>10 111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R M</text:p>
          </table:table-cell>
          <table:table-cell table:style-name="ce14" office:value-type="string">
            <text:p>00 110 1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+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DCR M</text:p>
          </table:table-cell>
          <table:table-cell table:style-name="ce14" office:value-type="string">
            <text:p>00 110 1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-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DI data</text:p>
          </table:table-cell>
          <table:table-cell table:style-name="ce14" office:value-type="string">
            <text:p>11 0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CI data</text:p>
          </table:table-cell>
          <table:table-cell table:style-name="ce14" office:value-type="string">
            <text:p>11 0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+(TMP)+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UI data</text:p>
          </table:table-cell>
          <table:table-cell table:style-name="ce14" office:value-type="string">
            <text:p>11 0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BI data</text:p>
          </table:table-cell>
          <table:table-cell table:style-name="ce14" office:value-type="string">
            <text:p>11 0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-CY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ANI data</text:p>
          </table:table-cell>
          <table:table-cell table:style-name="ce14" office:value-type="string">
            <text:p>11 10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&amp;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XRI data</text:p>
          </table:table-cell>
          <table:table-cell table:style-name="ce14" office:value-type="string">
            <text:p>11 10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^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RI data</text:p>
          </table:table-cell>
          <table:table-cell table:style-name="ce14" office:value-type="string">
            <text:p>11 110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|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CPI data</text:p>
          </table:table-cell>
          <table:table-cell table:style-name="ce14" office:value-type="string">
            <text:p>11 111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※9</text:p>
          </table:table-cell>
          <table:table-cell table:style-name="ce30"/>
          <table:table-cell table:style-name="ce32" office:value-type="string">
            <text:p>(ACT)-(TMP),</text:p>
            <text:p>FLAGS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8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12" table:default-cell-style-name="ce1"/>
        <table:table-column table:style-name="co7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3" table:number-columns-repeated="99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11"/>
          <table:table-cell table:style-name="ce17" table:number-columns-repeated="2"/>
          <table:table-cell table:style-name="ce22"/>
          <table:table-cell table:style-name="ce25" office:value-type="string" table:number-columns-spanned="7" table:number-rows-spanned="1">
            <text:p>M1</text:p>
          </table:table-cell>
          <table:covered-table-cell table:number-columns-repeated="5" table:style-name="ce27"/>
          <table:covered-table-cell table:style-name="ce34"/>
          <table:table-cell table:style-name="ce25" office:value-type="string" table:number-columns-spanned="4" table:number-rows-spanned="1">
            <text:p>M2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3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4" table:number-rows-spanned="1">
            <text:p>M4</text:p>
          </table:table-cell>
          <table:covered-table-cell table:number-columns-repeated="2" table:style-name="ce27"/>
          <table:covered-table-cell table:style-name="ce34"/>
          <table:table-cell table:style-name="ce25" office:value-type="string" table:number-columns-spanned="6" table:number-rows-spanned="1">
            <text:p>M5</text:p>
          </table:table-cell>
          <table:covered-table-cell table:number-columns-repeated="4" table:style-name="ce27"/>
          <table:covered-table-cell table:style-name="ce34"/>
          <table:table-cell table:style-name="ce34" office:value-type="string" table:number-columns-spanned="2" table:number-rows-spanned="1">
            <text:p>M1※</text:p>
          </table:table-cell>
          <table:covered-table-cell table:style-name="ce34"/>
          <table:table-cell table:style-name="ce33" office:value-type="string">
            <text:p>Cycle</text:p>
          </table:table-cell>
          <table:table-cell table:number-columns-repeated="990"/>
        </table:table-row>
        <table:table-row table:style-name="ro1">
          <table:table-cell/>
          <table:table-cell table:style-name="ce4" office:value-type="string">
            <text:p>Mnemonic</text:p>
          </table:table-cell>
          <table:table-cell table:style-name="ce12" office:value-type="string">
            <text:p>Ope code</text:p>
          </table:table-cell>
          <table:table-cell table:style-name="ce18" table:number-columns-repeated="3"/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w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35" office:value-type="string">
            <text:p>T3</text:p>
          </table:table-cell>
          <table:table-cell table:style-name="ce26" office:value-type="string">
            <text:p>T1</text:p>
          </table:table-cell>
          <table:table-cell table:style-name="ce28" office:value-type="string">
            <text:p>RW</text:p>
          </table:table-cell>
          <table:table-cell table:style-name="ce28" office:value-type="string">
            <text:p>T2</text:p>
          </table:table-cell>
          <table:table-cell table:style-name="ce28" office:value-type="string">
            <text:p>T3</text:p>
          </table:table-cell>
          <table:table-cell table:style-name="ce28" office:value-type="string">
            <text:p>T4</text:p>
          </table:table-cell>
          <table:table-cell table:style-name="ce35" office:value-type="string">
            <text:p>T5</text:p>
          </table:table-cell>
          <table:table-cell table:style-name="ce28" office:value-type="string">
            <text:p>T1</text:p>
          </table:table-cell>
          <table:table-cell table:style-name="ce35" office:value-type="string">
            <text:p>T2</text:p>
          </table:table-cell>
          <table:table-cell table:style-name="ce33" office:value-type="string">
            <text:p>State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13"/>
          <table:table-cell table:style-name="ce19" table:number-columns-repeated="3"/>
          <table:table-cell table:style-name="ce5" office:value-type="float" office:value="0">
            <text:p>0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29"/>
          <table:table-cell table:style-name="ce29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29"/>
          <table:table-cell table:style-name="ce29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9"/>
          <table:table-cell table:style-name="ce29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9"/>
          <table:table-cell table:style-name="ce36"/>
          <table:table-cell table:style-name="ce29"/>
          <table:table-cell table:style-name="ce2" table:number-columns-repeated="990"/>
        </table:table-row>
        <table:table-row table:style-name="ro2">
          <table:table-cell/>
          <table:table-cell table:style-name="ce9" office:value-type="string">
            <text:p>JMPN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Jcond addr</text:p>
          </table:table-cell>
          <table:table-cell table:style-name="ce14" office:value-type="string">
            <text:p>11 CCC 1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ALLN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Ccond addr</text:p>
          </table:table-cell>
          <table:table-cell table:style-name="ce14" office:value-type="string">
            <text:p>11 CCC 0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CONDITION</text:p>
            <text:p>&amp;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※13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H)</text:p>
          </table:table-cell>
          <table:table-cell table:style-name="ce45" office:value-type="string">
            <text:p>→DATA BUS</text:p>
          </table:table-cell>
          <table:table-cell table:style-name="ce9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43" office:value-type="string">
            <text:p>SP=SP-1</text:p>
            <text:p>(PCL)</text:p>
          </table:table-cell>
          <table:table-cell table:style-name="ce43" office:value-type="string">
            <text:p>→DATA BUS</text:p>
          </table:table-cell>
          <table:table-cell table:style-name="ce39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CALL addr</text:p>
          </table:table-cell>
          <table:table-cell table:style-name="ce14" office:value-type="string">
            <text:p>11 xxx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L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cond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B2</text:p>
          </table:table-cell>
          <table:table-cell table:style-name="ce45" office:value-type="string">
            <text:p>→Z</text:p>
          </table:table-cell>
          <table:table-cell table:style-name="ce9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43" office:value-type="string">
            <text:p>SP=SP+1</text:p>
            <text:p>DATA</text:p>
          </table:table-cell>
          <table:table-cell table:style-name="ce45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9" office:value-type="string">
            <text:p>WZ OUT</text:p>
            <text:p>STATUS</text:p>
          </table:table-cell>
          <table:table-cell table:style-name="ce45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PSW</text:p>
          </table:table-cell>
          <table:table-cell table:style-name="ce14" office:value-type="string">
            <text:p>11 11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A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FLAGS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RST n</text:p>
          </table:table-cell>
          <table:table-cell table:style-name="ce14" office:value-type="string">
            <text:p>11 NNN 1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NNN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0→W,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PC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TMP&amp;38H)</text:p>
            <text:p>(PCL)</text:p>
          </table:table-cell>
          <table:table-cell table:style-name="ce14" office:value-type="string">
            <text:p>→Z</text:p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PUSH rp</text:p>
          </table:table-cell>
          <table:table-cell table:style-name="ce14" office:value-type="string">
            <text:p>11 RP0 1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SP=SP-1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SP=SP-1</text:p>
            <text:p>(r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rl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9" office:value-type="string">
            <text:p>RETN</text:p>
          </table:table-cell>
          <table:table-cell table:style-name="ce14" office:value-type="string">
            <text:p>11 CCC 00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CCC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3" office:value-type="string">
            <text:p>※14</text:p>
            <text:p>CONDITION</text:p>
          </table:table-cell>
          <table:table-cell table:style-name="ce14" office:value-type="string">
            <text:p>…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PCHL</text:p>
          </table:table-cell>
          <table:table-cell table:style-name="ce14" office:value-type="string">
            <text:p>11 10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14" office:value-type="string">
            <text:p>→PC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7" office:value-type="string">
            <text:p>incdec_X rp</text:p>
          </table:table-cell>
          <table:table-cell table:style-name="ce14" office:value-type="string">
            <text:p>00 RPX 0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RP)op1</text:p>
          </table:table-cell>
          <table:table-cell table:style-name="ce14" office:value-type="string">
            <text:p>→R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PHL</text:p>
          </table:table-cell>
          <table:table-cell table:style-name="ce14" office:value-type="string">
            <text:p>11 111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</text:p>
          </table:table-cell>
          <table:table-cell table:style-name="ce32" office:value-type="string">
            <text:p>→SP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_R r</text:p>
          </table:table-cell>
          <table:table-cell table:style-name="ce14" office:value-type="string">
            <text:p>00 DDD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DDD)→TMP</text:p>
            <text:p>(TMP)op1→ALU</text:p>
          </table:table-cell>
          <table:table-cell table:style-name="ce38" office:value-type="string">
            <text:p>ALU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1,r2</text:p>
          </table:table-cell>
          <table:table-cell table:style-name="ce14" office:value-type="string">
            <text:p>01 DDD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14" office:value-type="string">
            <text:p>TMP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8" office:value-type="string">
            <text:p>DAD rp ※8</text:p>
          </table:table-cell>
          <table:table-cell table:style-name="ce14" office:value-type="string">
            <text:p>00 RP1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8" office:value-type="string">
            <text:p>(rl)→ACT</text:p>
          </table:table-cell>
          <table:table-cell table:style-name="ce30"/>
          <table:table-cell table:style-name="ce42" office:value-type="string">
            <text:p>(L)→TMP</text:p>
            <text:p>(ACT)+(TMP)→ALU</text:p>
          </table:table-cell>
          <table:table-cell table:style-name="ce44" office:value-type="string">
            <text:p>ALU→L,CY</text:p>
          </table:table-cell>
          <table:table-cell table:style-name="ce8" office:value-type="string">
            <text:p>(rh)→ACT</text:p>
          </table:table-cell>
          <table:table-cell table:style-name="ce30"/>
          <table:table-cell table:style-name="ce42" office:value-type="string">
            <text:p>(H)→TMP</text:p>
            <text:p>(ACT)+(TMP)→ALU</text:p>
          </table:table-cell>
          <table:table-cell table:style-name="ce44" office:value-type="string">
            <text:p>ALU→H,CY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otate</text:p>
          </table:table-cell>
          <table:table-cell table:style-name="ce14" office:value-type="string">
            <text:p>00 0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,CY→ALU</text:p>
            <text:p>ROTATE</text:p>
          </table:table-cell>
          <table:table-cell table:style-name="ce37"/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ALU→A,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r</text:p>
          </table:table-cell>
          <table:table-cell table:style-name="ce14" office:value-type="string">
            <text:p>10 OOO SSS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 →TMP</text:p>
            <text:p>(A)→ACT</text:p>
          </table:table-cell>
          <table:table-cell table:style-name="ce37"/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 M</text:p>
          </table:table-cell>
          <table:table-cell table:style-name="ce14" office:value-type="string">
            <text:p>10 OOO 110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TMP</text:p>
          </table:table-cell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cdec M</text:p>
          </table:table-cell>
          <table:table-cell table:style-name="ce14" office:value-type="string">
            <text:p>00 110 10X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  <text:p>(TMP)op1</text:p>
          </table:table-cell>
          <table:table-cell table:style-name="ce14" office:value-type="string">
            <text:p>→TMP</text:p>
            <text:p>→ALU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ALU</text:p>
          </table:table-cell>
          <table:table-cell table:style-name="ce38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M,r</text:p>
          </table:table-cell>
          <table:table-cell table:style-name="ce14" office:value-type="string">
            <text:p>01 110 SSS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SSS)→TMP</text:p>
          </table:table-cell>
          <table:table-cell table:style-name="ce39"/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 r,M</text:p>
          </table:table-cell>
          <table:table-cell table:style-name="ce14" office:value-type="string">
            <text:p>01 DDD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SSS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HL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op_I data</text:p>
          </table:table-cell>
          <table:table-cell table:style-name="ce14" office:value-type="string">
            <text:p>11 OOO 1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0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A)→ACT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64" office:value-type="string">
            <text:p>※9</text:p>
          </table:table-cell>
          <table:table-cell table:style-name="ce30"/>
          <table:table-cell table:style-name="ce65" office:value-type="string">
            <text:p>(ACT)op(TMP)</text:p>
            <text:p>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M,data</text:p>
          </table:table-cell>
          <table:table-cell table:style-name="ce14" office:value-type="string">
            <text:p>00 110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TMP</text:p>
          </table:table-cell>
          <table:table-cell table:style-name="ce7" office:value-type="string">
            <text:p>HL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TMP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HLD addr</text:p>
          </table:table-cell>
          <table:table-cell table:style-name="ce14" office:value-type="string">
            <text:p>00 10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WZ=WZ+1</text:p>
            <text:p>(L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H)</text:p>
          </table:table-cell>
          <table:table-cell table:style-name="ce32" office:value-type="string">
            <text:p>→DATA BUS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HLD addr</text:p>
          </table:table-cell>
          <table:table-cell table:style-name="ce14" office:value-type="string">
            <text:p>00 10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WZ=WZ+1</text:p>
            <text:p>DATA</text:p>
          </table:table-cell>
          <table:table-cell table:style-name="ce14" office:value-type="string">
            <text:p>→L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→H</text:p>
          </table:table-cell>
          <table:table-cell table:style-name="ce39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 addr</text:p>
          </table:table-cell>
          <table:table-cell table:style-name="ce14" office:value-type="string">
            <text:p>00 11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（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 addr</text:p>
          </table:table-cell>
          <table:table-cell table:style-name="ce14" office:value-type="string">
            <text:p>00 11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XI rp,data</text:p>
          </table:table-cell>
          <table:table-cell table:style-name="ce14" office:value-type="string">
            <text:p>00 RP0 00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JUMP addr</text:p>
          </table:table-cell>
          <table:table-cell table:style-name="ce14" office:value-type="string">
            <text:p>11 xxx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3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OUT port</text:p>
          </table:table-cell>
          <table:table-cell table:style-name="ce14" office:value-type="string">
            <text:p>11 0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IN port</text:p>
          </table:table-cell>
          <table:table-cell table:style-name="ce14" office:value-type="string">
            <text:p>11 0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0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Z,W</text:p>
          </table:table-cell>
          <table:table-cell table:style-name="ce7" office:value-type="string">
            <text:p>WZ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MOVI r,data</text:p>
          </table:table-cell>
          <table:table-cell table:style-name="ce14" office:value-type="string">
            <text:p>00 DDD 1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DDD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  <text:p>B2</text:p>
          </table:table-cell>
          <table:table-cell table:style-name="ce14" office:value-type="string">
            <text:p>→DDD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HLT</text:p>
          </table:table-cell>
          <table:table-cell table:style-name="ce14" office:value-type="string">
            <text:p>01 110 110</text:p>
          </table:table-cell>
          <table:table-cell table:style-name="ce20" office:value-type="string">
            <text:p>0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HALT STATE※2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STAX rp</text:p>
          </table:table-cell>
          <table:table-cell table:style-name="ce14" office:value-type="string">
            <text:p>00 RP0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41" office:value-type="string">
            <text:p>W</text:p>
          </table:table-cell>
          <table:table-cell table:style-name="ce32" office:value-type="string">
            <text:p>(A)</text:p>
          </table:table-cell>
          <table:table-cell table:style-name="ce14" office:value-type="string">
            <text:p>→DATA BUS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LDAX rp</text:p>
          </table:table-cell>
          <table:table-cell table:style-name="ce14" office:value-type="string">
            <text:p>00 RP1 01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RP1</text:p>
          </table:table-cell>
          <table:table-cell table:style-name="ce23" office:value-type="string">
            <text:p>01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rp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XTHL</text:p>
          </table:table-cell>
          <table:table-cell table:style-name="ce14" office:value-type="string">
            <text:p>11 10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DATA</text:p>
          </table:table-cell>
          <table:table-cell table:style-name="ce14" office:value-type="string">
            <text:p>→W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(H)</text:p>
          </table:table-cell>
          <table:table-cell table:style-name="ce14" office:value-type="string">
            <text:p>→DATA BUS</text:p>
          </table:table-cell>
          <table:table-cell table:style-name="ce7" office:value-type="string">
            <text:p>SP OUT</text:p>
            <text:p>STATUS</text:p>
          </table:table-cell>
          <table:table-cell table:style-name="ce41" office:value-type="string">
            <text:p>S</text:p>
            <text:p>W</text:p>
          </table:table-cell>
          <table:table-cell table:style-name="ce32" office:value-type="string">
            <text:p>（L)</text:p>
          </table:table-cell>
          <table:table-cell table:style-name="ce32" office:value-type="string">
            <text:p>→DATA BUS</text:p>
          </table:table-cell>
          <table:table-cell table:style-name="ce32" office:value-type="string">
            <text:p>（WZ)</text:p>
          </table:table-cell>
          <table:table-cell table:style-name="ce14" office:value-type="string">
            <text:p>→HL</text:p>
          </table:table-cell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PSW</text:p>
          </table:table-cell>
          <table:table-cell table:style-name="ce14" office:value-type="string">
            <text:p>11 11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FLAGS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A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POP rp</text:p>
          </table:table-cell>
          <table:table-cell table:style-name="ce14" office:value-type="string">
            <text:p>11 RP0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RP0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l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rh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7" office:value-type="string">
            <text:p>RET</text:p>
          </table:table-cell>
          <table:table-cell table:style-name="ce14" office:value-type="string">
            <text:p>11 xxx 00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B2</text:p>
          </table:table-cell>
          <table:table-cell table:style-name="ce14" office:value-type="string">
            <text:p>→Z</text:p>
          </table:table-cell>
          <table:table-cell table:style-name="ce7" office:value-type="string">
            <text:p>SP OUT</text:p>
            <text:p>STATUS</text:p>
          </table:table-cell>
          <table:table-cell table:style-name="ce30" office:value-type="string">
            <text:p>S</text:p>
            <text:p>R</text:p>
          </table:table-cell>
          <table:table-cell table:style-name="ce32" office:value-type="string">
            <text:p>SP=SP+1</text:p>
            <text:p>DATA</text:p>
          </table:table-cell>
          <table:table-cell table:style-name="ce14" office:value-type="string">
            <text:p>→W</text:p>
          </table:table-cell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7" office:value-type="string">
            <text:p>WZ OUT</text:p>
            <text:p>STATUS</text:p>
          </table:table-cell>
          <table:table-cell table:style-name="ce14" office:value-type="string">
            <text:p>(WZ)+1→PC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/>
          <table:table-cell table:style-name="ce6" office:value-type="string">
            <text:p>XCHG</text:p>
          </table:table-cell>
          <table:table-cell table:style-name="ce14" office:value-type="string">
            <text:p>11 10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(HL)⇔(DE)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A</text:p>
          </table:table-cell>
          <table:table-cell table:style-name="ce14" office:value-type="string">
            <text:p>00 10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(A)→A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CMC</text:p>
          </table:table-cell>
          <table:table-cell table:style-name="ce14" office:value-type="string">
            <text:p>00 111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~CY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I</text:p>
          </table:table-cell>
          <table:table-cell table:style-name="ce14" office:value-type="string">
            <text:p>11 110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0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STC</text:p>
          </table:table-cell>
          <table:table-cell table:style-name="ce14" office:value-type="string">
            <text:p>00 11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1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CY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EI</text:p>
          </table:table-cell>
          <table:table-cell table:style-name="ce14" office:value-type="string">
            <text:p>11 111 011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11</text:p>
          </table:table-cell>
          <table:table-cell table:style-name="ce23" office:value-type="string">
            <text:p>0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1→INTE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DAA</text:p>
          </table:table-cell>
          <table:table-cell table:style-name="ce14" office:value-type="string">
            <text:p>00 100 111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100</text:p>
          </table:table-cell>
          <table:table-cell table:style-name="ce23" office:value-type="string">
            <text:p>111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DAA→A,FLAGS</text:p>
            <text:p>※10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2">
          <table:table-cell/>
          <table:table-cell table:style-name="ce6" office:value-type="string">
            <text:p>NOP</text:p>
          </table:table-cell>
          <table:table-cell table:style-name="ce14" office:value-type="string">
            <text:p>00 xxx 00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xxx</text:p>
          </table:table-cell>
          <table:table-cell table:style-name="ce23" office:value-type="string">
            <text:p>000</text:p>
          </table:table-cell>
          <table:table-cell table:style-name="ce7" office:value-type="string">
            <text:p>PC OUT</text:p>
            <text:p>STATUS</text:p>
          </table:table-cell>
          <table:table-cell table:style-name="ce30" office:value-type="string">
            <text:p>R</text:p>
          </table:table-cell>
          <table:table-cell table:style-name="ce32" office:value-type="string">
            <text:p>PC=PC+1</text:p>
          </table:table-cell>
          <table:table-cell table:style-name="ce32"/>
          <table:table-cell table:style-name="ce32" office:value-type="string">
            <text:p>INST→</text:p>
            <text:p>TMP/IR</text:p>
          </table:table-cell>
          <table:table-cell table:style-name="ce32" office:value-type="string">
            <text:p>X</text:p>
          </table:table-cell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2"/>
          <table:table-cell table:style-name="ce37"/>
          <table:table-cell table:style-name="ce40"/>
          <table:table-cell table:style-name="ce39" table:number-columns-repeated="4"/>
          <table:table-cell table:style-name="ce37"/>
          <table:table-cell table:style-name="ce39"/>
          <table:table-cell table:style-name="ce37"/>
          <table:table-cell table:number-columns-repeated="991"/>
        </table:table-row>
        <table:table-row table:style-name="ro3">
          <table:table-cell/>
          <table:table-cell table:style-name="ce10"/>
          <table:table-cell table:style-name="ce15"/>
          <table:table-cell table:style-name="ce21" table:number-columns-repeated="2"/>
          <table:table-cell table:style-name="ce24"/>
          <table:table-cell table:style-name="ce10"/>
          <table:table-cell table:style-name="ce31" table:number-columns-repeated="5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2"/>
          <table:table-cell table:style-name="ce15"/>
          <table:table-cell table:style-name="ce10"/>
          <table:table-cell table:style-name="ce31" table:number-columns-repeated="4"/>
          <table:table-cell table:style-name="ce15"/>
          <table:table-cell table:style-name="ce31"/>
          <table:table-cell table:style-name="ce15"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)はレジスタ、無い場合はバスから。ただしPCとSPをINC/DECする場合に（）が無いことについては調査中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3" table:default-cell-style-name="ce46"/>
        <table:table-column table:style-name="co13" table:number-columns-repeated="16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2-3-3bit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7" office:value-type="string">
            <text:p>0b00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style-name="ce49"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0" office:value-type="string">
            <text:p>NOP</text:p>
            <text:p>1  4</text:p>
            <text:p>- - - - -</text:p>
          </table:table-cell>
          <table:table-cell table:style-name="ce54" office:value-type="string">
            <text:p>LXI B,d16</text:p>
            <text:p>3  10</text:p>
            <text:p>- - - - -</text:p>
          </table:table-cell>
          <table:table-cell table:style-name="ce51" office:value-type="string">
            <text:p>STAX B</text:p>
            <text:p>1  7</text:p>
            <text:p>- - - - -</text:p>
          </table:table-cell>
          <table:table-cell table:style-name="ce55" office:value-type="string">
            <text:p>INX B</text:p>
            <text:p>1  5</text:p>
            <text:p>- - - - -</text:p>
          </table:table-cell>
          <table:table-cell table:style-name="ce52" office:value-type="string">
            <text:p>INR B</text:p>
            <text:p>1  5</text:p>
            <text:p>S Z A P -</text:p>
          </table:table-cell>
          <table:table-cell table:style-name="ce52" office:value-type="string">
            <text:p>DCR B</text:p>
            <text:p>1  5</text:p>
            <text:p>S Z A P -</text:p>
          </table:table-cell>
          <table:table-cell table:style-name="ce51" office:value-type="string">
            <text:p>MVI B,d8</text:p>
            <text:p>2  7</text:p>
            <text:p>- - - - -</text:p>
          </table:table-cell>
          <table:table-cell table:style-name="ce52" office:value-type="string">
            <text:p>RL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B</text:p>
            <text:p>1  10</text:p>
            <text:p>- - - - C</text:p>
          </table:table-cell>
          <table:table-cell table:style-name="ce51" office:value-type="string">
            <text:p>LDAX B</text:p>
            <text:p>1  7</text:p>
            <text:p>- - - - -</text:p>
          </table:table-cell>
          <table:table-cell table:style-name="ce55" office:value-type="string">
            <text:p>DCX B</text:p>
            <text:p>1  5</text:p>
            <text:p>- - - - -</text:p>
          </table:table-cell>
          <table:table-cell table:style-name="ce52" office:value-type="string">
            <text:p>INR C</text:p>
            <text:p>1  5</text:p>
            <text:p>S Z A P -</text:p>
          </table:table-cell>
          <table:table-cell table:style-name="ce52" office:value-type="string">
            <text:p>DCR C</text:p>
            <text:p>1  5</text:p>
            <text:p>S Z A P -</text:p>
          </table:table-cell>
          <table:table-cell table:style-name="ce51" office:value-type="string">
            <text:p>MVI C,d8</text:p>
            <text:p>2  7</text:p>
            <text:p>- - - - -</text:p>
          </table:table-cell>
          <table:table-cell table:style-name="ce52" office:value-type="string">
            <text:p>RR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4" office:value-type="string">
            <text:p>LXI D,d16</text:p>
            <text:p>3  10</text:p>
            <text:p>- - - - -</text:p>
          </table:table-cell>
          <table:table-cell table:style-name="ce51" office:value-type="string">
            <text:p>STAX D</text:p>
            <text:p>1  7</text:p>
            <text:p>- - - - -</text:p>
          </table:table-cell>
          <table:table-cell table:style-name="ce55" office:value-type="string">
            <text:p>INX D</text:p>
            <text:p>1  5</text:p>
            <text:p>- - - - -</text:p>
          </table:table-cell>
          <table:table-cell table:style-name="ce52" office:value-type="string">
            <text:p>INR D</text:p>
            <text:p>1  5</text:p>
            <text:p>S Z A P -</text:p>
          </table:table-cell>
          <table:table-cell table:style-name="ce52" office:value-type="string">
            <text:p>DCR D</text:p>
            <text:p>1  5</text:p>
            <text:p>S Z A P -</text:p>
          </table:table-cell>
          <table:table-cell table:style-name="ce51" office:value-type="string">
            <text:p>MVI D,d8</text:p>
            <text:p>2  7</text:p>
            <text:p>- - - - -</text:p>
          </table:table-cell>
          <table:table-cell table:style-name="ce52" office:value-type="string">
            <text:p>RAL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D</text:p>
            <text:p>1  10</text:p>
            <text:p>- - - - C</text:p>
          </table:table-cell>
          <table:table-cell table:style-name="ce51" office:value-type="string">
            <text:p>LDAX D</text:p>
            <text:p>1  7</text:p>
            <text:p>- - - - -</text:p>
          </table:table-cell>
          <table:table-cell table:style-name="ce55" office:value-type="string">
            <text:p>DCX D</text:p>
            <text:p>1  5</text:p>
            <text:p>- - - - -</text:p>
          </table:table-cell>
          <table:table-cell table:style-name="ce52" office:value-type="string">
            <text:p>INR E</text:p>
            <text:p>1  5</text:p>
            <text:p>S Z A P -</text:p>
          </table:table-cell>
          <table:table-cell table:style-name="ce52" office:value-type="string">
            <text:p>DCR E</text:p>
            <text:p>1  5</text:p>
            <text:p>S Z A P -</text:p>
          </table:table-cell>
          <table:table-cell table:style-name="ce51" office:value-type="string">
            <text:p>MVI E,d8</text:p>
            <text:p>2  7</text:p>
            <text:p>- - - - -</text:p>
          </table:table-cell>
          <table:table-cell table:style-name="ce52" office:value-type="string">
            <text:p>RAR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4" office:value-type="string">
            <text:p>LXI H,d16</text:p>
            <text:p>3  10</text:p>
            <text:p>- - - - -</text:p>
          </table:table-cell>
          <table:table-cell table:style-name="ce54" office:value-type="string">
            <text:p>SHLD a16</text:p>
            <text:p>3  16</text:p>
            <text:p>- - - - -</text:p>
          </table:table-cell>
          <table:table-cell table:style-name="ce55" office:value-type="string">
            <text:p>INX H</text:p>
            <text:p>1  5</text:p>
            <text:p>- - - - -</text:p>
          </table:table-cell>
          <table:table-cell table:style-name="ce52" office:value-type="string">
            <text:p>INR H</text:p>
            <text:p>1  5</text:p>
            <text:p>S Z A P -</text:p>
          </table:table-cell>
          <table:table-cell table:style-name="ce52" office:value-type="string">
            <text:p>DCR H</text:p>
            <text:p>1  5</text:p>
            <text:p>S Z A P -</text:p>
          </table:table-cell>
          <table:table-cell table:style-name="ce51" office:value-type="string">
            <text:p>MVI H,d8</text:p>
            <text:p>2  7</text:p>
            <text:p>- - - - -</text:p>
          </table:table-cell>
          <table:table-cell table:style-name="ce52" office:value-type="string">
            <text:p>DA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H</text:p>
            <text:p>1  10</text:p>
            <text:p>- - - - C</text:p>
          </table:table-cell>
          <table:table-cell table:style-name="ce54" office:value-type="string">
            <text:p>LHLD a16</text:p>
            <text:p>3  16</text:p>
            <text:p>- - - - -</text:p>
          </table:table-cell>
          <table:table-cell table:style-name="ce55" office:value-type="string">
            <text:p>DCX H</text:p>
            <text:p>1  5</text:p>
            <text:p>- - - - -</text:p>
          </table:table-cell>
          <table:table-cell table:style-name="ce52" office:value-type="string">
            <text:p>INR L</text:p>
            <text:p>1  5</text:p>
            <text:p>S Z A P -</text:p>
          </table:table-cell>
          <table:table-cell table:style-name="ce52" office:value-type="string">
            <text:p>DCR L</text:p>
            <text:p>1  5</text:p>
            <text:p>S Z A P -</text:p>
          </table:table-cell>
          <table:table-cell table:style-name="ce51" office:value-type="string">
            <text:p>MVI L,d8</text:p>
            <text:p>2  7</text:p>
            <text:p>- - - - -</text:p>
          </table:table-cell>
          <table:table-cell table:style-name="ce52" office:value-type="string">
            <text:p>CMA</text:p>
            <text:p>1  4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4" office:value-type="string">
            <text:p>LXI SP,d16</text:p>
            <text:p>3  10</text:p>
            <text:p>- - - - -</text:p>
          </table:table-cell>
          <table:table-cell table:style-name="ce51" office:value-type="string">
            <text:p>STA a16</text:p>
            <text:p>3  13</text:p>
            <text:p>- - - - -</text:p>
          </table:table-cell>
          <table:table-cell table:style-name="ce55" office:value-type="string">
            <text:p>INX SP</text:p>
            <text:p>1  5</text:p>
            <text:p>- - - - -</text:p>
          </table:table-cell>
          <table:table-cell table:style-name="ce52" office:value-type="string">
            <text:p>INR M</text:p>
            <text:p>1  10</text:p>
            <text:p>S Z A P -</text:p>
          </table:table-cell>
          <table:table-cell table:style-name="ce52" office:value-type="string">
            <text:p>DCR M</text:p>
            <text:p>1  10</text:p>
            <text:p>S Z A P -</text:p>
          </table:table-cell>
          <table:table-cell table:style-name="ce51" office:value-type="string">
            <text:p>MVI M,d8</text:p>
            <text:p>2  10</text:p>
            <text:p>- - - - -</text:p>
          </table:table-cell>
          <table:table-cell table:style-name="ce52" office:value-type="string">
            <text:p>STC</text:p>
            <text:p>1  4</text:p>
            <text:p>- - - -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0" office:value-type="string">
            <text:p>*NOP</text:p>
            <text:p>1  4</text:p>
            <text:p>- - - - -</text:p>
          </table:table-cell>
          <table:table-cell table:style-name="ce55" office:value-type="string">
            <text:p>DAD SP</text:p>
            <text:p>1  10</text:p>
            <text:p>- - - - C</text:p>
          </table:table-cell>
          <table:table-cell table:style-name="ce51" office:value-type="string">
            <text:p>LDA a16</text:p>
            <text:p>3  13</text:p>
            <text:p>- - - - -</text:p>
          </table:table-cell>
          <table:table-cell table:style-name="ce55" office:value-type="string">
            <text:p>DCX SP</text:p>
            <text:p>1  5</text:p>
            <text:p>- - - - -</text:p>
          </table:table-cell>
          <table:table-cell table:style-name="ce52" office:value-type="string">
            <text:p>INR A</text:p>
            <text:p>1  5</text:p>
            <text:p>S Z A P -</text:p>
          </table:table-cell>
          <table:table-cell table:style-name="ce52" office:value-type="string">
            <text:p>DCR A</text:p>
            <text:p>1  5</text:p>
            <text:p>S Z A P -</text:p>
          </table:table-cell>
          <table:table-cell table:style-name="ce51" office:value-type="string">
            <text:p>MVI A,d8</text:p>
            <text:p>2  7</text:p>
            <text:p>- - - - -</text:p>
          </table:table-cell>
          <table:table-cell table:style-name="ce52" office:value-type="string">
            <text:p>CMC</text:p>
            <text:p>1  4</text:p>
            <text:p>- - - - C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01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1" office:value-type="string">
            <text:p>MOV B,B</text:p>
            <text:p>1  5</text:p>
            <text:p>- - - - -</text:p>
          </table:table-cell>
          <table:table-cell table:style-name="ce51" office:value-type="string">
            <text:p>MOV B,C</text:p>
            <text:p>1  5</text:p>
            <text:p>- - - - -</text:p>
          </table:table-cell>
          <table:table-cell table:style-name="ce51" office:value-type="string">
            <text:p>MOV B,D</text:p>
            <text:p>1  5</text:p>
            <text:p>- - - - -</text:p>
          </table:table-cell>
          <table:table-cell table:style-name="ce51" office:value-type="string">
            <text:p>MOV B,E</text:p>
            <text:p>1  5</text:p>
            <text:p>- - - - -</text:p>
          </table:table-cell>
          <table:table-cell table:style-name="ce51" office:value-type="string">
            <text:p>MOV B,H</text:p>
            <text:p>1  5</text:p>
            <text:p>- - - - -</text:p>
          </table:table-cell>
          <table:table-cell table:style-name="ce51" office:value-type="string">
            <text:p>MOV B,L</text:p>
            <text:p>1  5</text:p>
            <text:p>- - - - -</text:p>
          </table:table-cell>
          <table:table-cell table:style-name="ce51" office:value-type="string">
            <text:p>MOV B,M</text:p>
            <text:p>1  7</text:p>
            <text:p>- - - - -</text:p>
          </table:table-cell>
          <table:table-cell table:style-name="ce51" office:value-type="string">
            <text:p>MOV B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1" office:value-type="string">
            <text:p>MOV C,B</text:p>
            <text:p>1  5</text:p>
            <text:p>- - - - -</text:p>
          </table:table-cell>
          <table:table-cell table:style-name="ce51" office:value-type="string">
            <text:p>MOV C,C</text:p>
            <text:p>1  5</text:p>
            <text:p>- - - - -</text:p>
          </table:table-cell>
          <table:table-cell table:style-name="ce51" office:value-type="string">
            <text:p>MOV C,D</text:p>
            <text:p>1  5</text:p>
            <text:p>- - - - -</text:p>
          </table:table-cell>
          <table:table-cell table:style-name="ce51" office:value-type="string">
            <text:p>MOV C,E</text:p>
            <text:p>1  5</text:p>
            <text:p>- - - - -</text:p>
          </table:table-cell>
          <table:table-cell table:style-name="ce51" office:value-type="string">
            <text:p>MOV C,H</text:p>
            <text:p>1  5</text:p>
            <text:p>- - - - -</text:p>
          </table:table-cell>
          <table:table-cell table:style-name="ce51" office:value-type="string">
            <text:p>MOV C,L</text:p>
            <text:p>1  5</text:p>
            <text:p>- - - - -</text:p>
          </table:table-cell>
          <table:table-cell table:style-name="ce51" office:value-type="string">
            <text:p>MOV C,M</text:p>
            <text:p>1  7</text:p>
            <text:p>- - - - -</text:p>
          </table:table-cell>
          <table:table-cell table:style-name="ce51" office:value-type="string">
            <text:p>MOV C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1" office:value-type="string">
            <text:p>MOV D,B</text:p>
            <text:p>1  5</text:p>
            <text:p>- - - - -</text:p>
          </table:table-cell>
          <table:table-cell table:style-name="ce51" office:value-type="string">
            <text:p>MOV D,C</text:p>
            <text:p>1  5</text:p>
            <text:p>- - - - -</text:p>
          </table:table-cell>
          <table:table-cell table:style-name="ce51" office:value-type="string">
            <text:p>MOV D,D</text:p>
            <text:p>1  5</text:p>
            <text:p>- - - - -</text:p>
          </table:table-cell>
          <table:table-cell table:style-name="ce51" office:value-type="string">
            <text:p>MOV D,E</text:p>
            <text:p>1  5</text:p>
            <text:p>- - - - -</text:p>
          </table:table-cell>
          <table:table-cell table:style-name="ce51" office:value-type="string">
            <text:p>MOV D,H</text:p>
            <text:p>1  5</text:p>
            <text:p>- - - - -</text:p>
          </table:table-cell>
          <table:table-cell table:style-name="ce51" office:value-type="string">
            <text:p>MOV D,L</text:p>
            <text:p>1  5</text:p>
            <text:p>- - - - -</text:p>
          </table:table-cell>
          <table:table-cell table:style-name="ce51" office:value-type="string">
            <text:p>MOV D,M</text:p>
            <text:p>1  7</text:p>
            <text:p>- - - - -</text:p>
          </table:table-cell>
          <table:table-cell table:style-name="ce51" office:value-type="string">
            <text:p>MOV D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1" office:value-type="string">
            <text:p>MOV E,B</text:p>
            <text:p>1  5</text:p>
            <text:p>- - - - -</text:p>
          </table:table-cell>
          <table:table-cell table:style-name="ce51" office:value-type="string">
            <text:p>MOV E,C</text:p>
            <text:p>1  5</text:p>
            <text:p>- - - - -</text:p>
          </table:table-cell>
          <table:table-cell table:style-name="ce51" office:value-type="string">
            <text:p>MOV E,D</text:p>
            <text:p>1  5</text:p>
            <text:p>- - - - -</text:p>
          </table:table-cell>
          <table:table-cell table:style-name="ce51" office:value-type="string">
            <text:p>MOV E,E</text:p>
            <text:p>1  5</text:p>
            <text:p>- - - - -</text:p>
          </table:table-cell>
          <table:table-cell table:style-name="ce51" office:value-type="string">
            <text:p>MOV E,H</text:p>
            <text:p>1  5</text:p>
            <text:p>- - - - -</text:p>
          </table:table-cell>
          <table:table-cell table:style-name="ce51" office:value-type="string">
            <text:p>MOV E,L</text:p>
            <text:p>1  5</text:p>
            <text:p>- - - - -</text:p>
          </table:table-cell>
          <table:table-cell table:style-name="ce51" office:value-type="string">
            <text:p>MOV E,M</text:p>
            <text:p>1  7</text:p>
            <text:p>- - - - -</text:p>
          </table:table-cell>
          <table:table-cell table:style-name="ce51" office:value-type="string">
            <text:p>MOV E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1" office:value-type="string">
            <text:p>MOV H,B</text:p>
            <text:p>1  5</text:p>
            <text:p>- - - - -</text:p>
          </table:table-cell>
          <table:table-cell table:style-name="ce51" office:value-type="string">
            <text:p>MOV H,C</text:p>
            <text:p>1  5</text:p>
            <text:p>- - - - -</text:p>
          </table:table-cell>
          <table:table-cell table:style-name="ce51" office:value-type="string">
            <text:p>MOV H,D</text:p>
            <text:p>1  5</text:p>
            <text:p>- - - - -</text:p>
          </table:table-cell>
          <table:table-cell table:style-name="ce51" office:value-type="string">
            <text:p>MOV H,E</text:p>
            <text:p>1  5</text:p>
            <text:p>- - - - -</text:p>
          </table:table-cell>
          <table:table-cell table:style-name="ce51" office:value-type="string">
            <text:p>MOV H,H</text:p>
            <text:p>1  5</text:p>
            <text:p>- - - - -</text:p>
          </table:table-cell>
          <table:table-cell table:style-name="ce51" office:value-type="string">
            <text:p>MOV H,L</text:p>
            <text:p>1  5</text:p>
            <text:p>- - - - -</text:p>
          </table:table-cell>
          <table:table-cell table:style-name="ce51" office:value-type="string">
            <text:p>MOV H,M</text:p>
            <text:p>1  7</text:p>
            <text:p>- - - - -</text:p>
          </table:table-cell>
          <table:table-cell table:style-name="ce51" office:value-type="string">
            <text:p>MOV H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1" office:value-type="string">
            <text:p>MOV L,B</text:p>
            <text:p>1  5</text:p>
            <text:p>- - - - -</text:p>
          </table:table-cell>
          <table:table-cell table:style-name="ce51" office:value-type="string">
            <text:p>MOV L,C</text:p>
            <text:p>1  5</text:p>
            <text:p>- - - - -</text:p>
          </table:table-cell>
          <table:table-cell table:style-name="ce51" office:value-type="string">
            <text:p>MOV L,D</text:p>
            <text:p>1  5</text:p>
            <text:p>- - - - -</text:p>
          </table:table-cell>
          <table:table-cell table:style-name="ce51" office:value-type="string">
            <text:p>MOV L,E</text:p>
            <text:p>1  5</text:p>
            <text:p>- - - - -</text:p>
          </table:table-cell>
          <table:table-cell table:style-name="ce51" office:value-type="string">
            <text:p>MOV L,H</text:p>
            <text:p>1  5</text:p>
            <text:p>- - - - -</text:p>
          </table:table-cell>
          <table:table-cell table:style-name="ce51" office:value-type="string">
            <text:p>MOV L,L</text:p>
            <text:p>1  5</text:p>
            <text:p>- - - - -</text:p>
          </table:table-cell>
          <table:table-cell table:style-name="ce51" office:value-type="string">
            <text:p>MOV L,M</text:p>
            <text:p>1  7</text:p>
            <text:p>- - - - -</text:p>
          </table:table-cell>
          <table:table-cell table:style-name="ce51" office:value-type="string">
            <text:p>MOV L,A</text:p>
            <text:p>1  5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1" office:value-type="string">
            <text:p>MOV M,B</text:p>
            <text:p>1  7</text:p>
            <text:p>- - - - -</text:p>
          </table:table-cell>
          <table:table-cell table:style-name="ce51" office:value-type="string">
            <text:p>MOV M,C</text:p>
            <text:p>1  7</text:p>
            <text:p>- - - - -</text:p>
          </table:table-cell>
          <table:table-cell table:style-name="ce51" office:value-type="string">
            <text:p>MOV M,D</text:p>
            <text:p>1  7</text:p>
            <text:p>- - - - -</text:p>
          </table:table-cell>
          <table:table-cell table:style-name="ce51" office:value-type="string">
            <text:p>MOV M,E</text:p>
            <text:p>1  7</text:p>
            <text:p>- - - - -</text:p>
          </table:table-cell>
          <table:table-cell table:style-name="ce51" office:value-type="string">
            <text:p>MOV M,H</text:p>
            <text:p>1  7</text:p>
            <text:p>- - - - -</text:p>
          </table:table-cell>
          <table:table-cell table:style-name="ce51" office:value-type="string">
            <text:p>MOV M,L</text:p>
            <text:p>1  7</text:p>
            <text:p>- - - - -</text:p>
          </table:table-cell>
          <table:table-cell table:style-name="ce50" office:value-type="string">
            <text:p>HLT</text:p>
            <text:p>1  7</text:p>
            <text:p>- - - - -</text:p>
          </table:table-cell>
          <table:table-cell table:style-name="ce51" office:value-type="string">
            <text:p>MOV M,A</text:p>
            <text:p>1  7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1" office:value-type="string">
            <text:p>MOV A,B</text:p>
            <text:p>1  5</text:p>
            <text:p>- - - - -</text:p>
          </table:table-cell>
          <table:table-cell table:style-name="ce51" office:value-type="string">
            <text:p>MOV A,C</text:p>
            <text:p>1  5</text:p>
            <text:p>- - - - -</text:p>
          </table:table-cell>
          <table:table-cell table:style-name="ce51" office:value-type="string">
            <text:p>MOV A,D</text:p>
            <text:p>1  5</text:p>
            <text:p>- - - - -</text:p>
          </table:table-cell>
          <table:table-cell table:style-name="ce51" office:value-type="string">
            <text:p>MOV A,E</text:p>
            <text:p>1  5</text:p>
            <text:p>- - - - -</text:p>
          </table:table-cell>
          <table:table-cell table:style-name="ce51" office:value-type="string">
            <text:p>MOV A,H</text:p>
            <text:p>1  5</text:p>
            <text:p>- - - - -</text:p>
          </table:table-cell>
          <table:table-cell table:style-name="ce51" office:value-type="string">
            <text:p>MOV A,L</text:p>
            <text:p>1  5</text:p>
            <text:p>- - - - -</text:p>
          </table:table-cell>
          <table:table-cell table:style-name="ce51" office:value-type="string">
            <text:p>MOV A,M</text:p>
            <text:p>1  7</text:p>
            <text:p>- - - - -</text:p>
          </table:table-cell>
          <table:table-cell table:style-name="ce51" office:value-type="string">
            <text:p>MOV A,A</text:p>
            <text:p>1  5</text:p>
            <text:p>- - - - -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10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2" office:value-type="string">
            <text:p>ADD B</text:p>
            <text:p>1  4</text:p>
            <text:p>S Z A P C</text:p>
          </table:table-cell>
          <table:table-cell table:style-name="ce52" office:value-type="string">
            <text:p>ADD C</text:p>
            <text:p>1  4</text:p>
            <text:p>S Z A P C</text:p>
          </table:table-cell>
          <table:table-cell table:style-name="ce52" office:value-type="string">
            <text:p>ADD D</text:p>
            <text:p>1  4</text:p>
            <text:p>S Z A P C</text:p>
          </table:table-cell>
          <table:table-cell table:style-name="ce52" office:value-type="string">
            <text:p>ADD E</text:p>
            <text:p>1  4</text:p>
            <text:p>S Z A P C</text:p>
          </table:table-cell>
          <table:table-cell table:style-name="ce52" office:value-type="string">
            <text:p>ADD H</text:p>
            <text:p>1  4</text:p>
            <text:p>S Z A P C</text:p>
          </table:table-cell>
          <table:table-cell table:style-name="ce52" office:value-type="string">
            <text:p>ADD L</text:p>
            <text:p>1  4</text:p>
            <text:p>S Z A P C</text:p>
          </table:table-cell>
          <table:table-cell table:style-name="ce52" office:value-type="string">
            <text:p>ADD M</text:p>
            <text:p>1  7</text:p>
            <text:p>S Z A P C</text:p>
          </table:table-cell>
          <table:table-cell table:style-name="ce52" office:value-type="string">
            <text:p>ADD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2" office:value-type="string">
            <text:p>ADC B</text:p>
            <text:p>1  4</text:p>
            <text:p>S Z A P C</text:p>
          </table:table-cell>
          <table:table-cell table:style-name="ce52" office:value-type="string">
            <text:p>ADC C</text:p>
            <text:p>1  4</text:p>
            <text:p>S Z A P C</text:p>
          </table:table-cell>
          <table:table-cell table:style-name="ce52" office:value-type="string">
            <text:p>ADC D</text:p>
            <text:p>1  4</text:p>
            <text:p>S Z A P C</text:p>
          </table:table-cell>
          <table:table-cell table:style-name="ce52" office:value-type="string">
            <text:p>ADC E</text:p>
            <text:p>1  4</text:p>
            <text:p>S Z A P C</text:p>
          </table:table-cell>
          <table:table-cell table:style-name="ce52" office:value-type="string">
            <text:p>ADC H</text:p>
            <text:p>1  4</text:p>
            <text:p>S Z A P C</text:p>
          </table:table-cell>
          <table:table-cell table:style-name="ce52" office:value-type="string">
            <text:p>ADC L</text:p>
            <text:p>1  4</text:p>
            <text:p>S Z A P C</text:p>
          </table:table-cell>
          <table:table-cell table:style-name="ce52" office:value-type="string">
            <text:p>ADC M</text:p>
            <text:p>1  7</text:p>
            <text:p>S Z A P C</text:p>
          </table:table-cell>
          <table:table-cell table:style-name="ce52" office:value-type="string">
            <text:p>ADC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2" office:value-type="string">
            <text:p>SUB B</text:p>
            <text:p>1  4</text:p>
            <text:p>S Z A P C</text:p>
          </table:table-cell>
          <table:table-cell table:style-name="ce52" office:value-type="string">
            <text:p>SUB C</text:p>
            <text:p>1  4</text:p>
            <text:p>S Z A P C</text:p>
          </table:table-cell>
          <table:table-cell table:style-name="ce52" office:value-type="string">
            <text:p>SUB D</text:p>
            <text:p>1  4</text:p>
            <text:p>S Z A P C</text:p>
          </table:table-cell>
          <table:table-cell table:style-name="ce52" office:value-type="string">
            <text:p>SUB E</text:p>
            <text:p>1  4</text:p>
            <text:p>S Z A P C</text:p>
          </table:table-cell>
          <table:table-cell table:style-name="ce52" office:value-type="string">
            <text:p>SUB H</text:p>
            <text:p>1  4</text:p>
            <text:p>S Z A P C</text:p>
          </table:table-cell>
          <table:table-cell table:style-name="ce52" office:value-type="string">
            <text:p>SUB L</text:p>
            <text:p>1  4</text:p>
            <text:p>S Z A P C</text:p>
          </table:table-cell>
          <table:table-cell table:style-name="ce52" office:value-type="string">
            <text:p>SUB M</text:p>
            <text:p>1  7</text:p>
            <text:p>S Z A P C</text:p>
          </table:table-cell>
          <table:table-cell table:style-name="ce52" office:value-type="string">
            <text:p>SUB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2" office:value-type="string">
            <text:p>SBB B</text:p>
            <text:p>1  4</text:p>
            <text:p>S Z A P C</text:p>
          </table:table-cell>
          <table:table-cell table:style-name="ce52" office:value-type="string">
            <text:p>SBB C</text:p>
            <text:p>1  4</text:p>
            <text:p>S Z A P C</text:p>
          </table:table-cell>
          <table:table-cell table:style-name="ce52" office:value-type="string">
            <text:p>SBB D</text:p>
            <text:p>1  4</text:p>
            <text:p>S Z A P C</text:p>
          </table:table-cell>
          <table:table-cell table:style-name="ce52" office:value-type="string">
            <text:p>SBB E</text:p>
            <text:p>1  4</text:p>
            <text:p>S Z A P C</text:p>
          </table:table-cell>
          <table:table-cell table:style-name="ce52" office:value-type="string">
            <text:p>SBB H</text:p>
            <text:p>1  4</text:p>
            <text:p>S Z A P C</text:p>
          </table:table-cell>
          <table:table-cell table:style-name="ce52" office:value-type="string">
            <text:p>SBB L</text:p>
            <text:p>1  4</text:p>
            <text:p>S Z A P C</text:p>
          </table:table-cell>
          <table:table-cell table:style-name="ce52" office:value-type="string">
            <text:p>SBB M</text:p>
            <text:p>1  7</text:p>
            <text:p>S Z A P C</text:p>
          </table:table-cell>
          <table:table-cell table:style-name="ce52" office:value-type="string">
            <text:p>SBB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2" office:value-type="string">
            <text:p>ANA B</text:p>
            <text:p>1  4</text:p>
            <text:p>S Z A P C</text:p>
          </table:table-cell>
          <table:table-cell table:style-name="ce52" office:value-type="string">
            <text:p>ANA C</text:p>
            <text:p>1  4</text:p>
            <text:p>S Z A P C</text:p>
          </table:table-cell>
          <table:table-cell table:style-name="ce52" office:value-type="string">
            <text:p>ANA D</text:p>
            <text:p>1  4</text:p>
            <text:p>S Z A P C</text:p>
          </table:table-cell>
          <table:table-cell table:style-name="ce52" office:value-type="string">
            <text:p>ANA E</text:p>
            <text:p>1  4</text:p>
            <text:p>S Z A P C</text:p>
          </table:table-cell>
          <table:table-cell table:style-name="ce52" office:value-type="string">
            <text:p>ANA H</text:p>
            <text:p>1  4</text:p>
            <text:p>S Z A P C</text:p>
          </table:table-cell>
          <table:table-cell table:style-name="ce52" office:value-type="string">
            <text:p>ANA L</text:p>
            <text:p>1  4</text:p>
            <text:p>S Z A P C</text:p>
          </table:table-cell>
          <table:table-cell table:style-name="ce52" office:value-type="string">
            <text:p>ANA M</text:p>
            <text:p>1  7</text:p>
            <text:p>S Z A P C</text:p>
          </table:table-cell>
          <table:table-cell table:style-name="ce52" office:value-type="string">
            <text:p>AN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2" office:value-type="string">
            <text:p>XRA B</text:p>
            <text:p>1  4</text:p>
            <text:p>S Z A P C</text:p>
          </table:table-cell>
          <table:table-cell table:style-name="ce52" office:value-type="string">
            <text:p>XRA C</text:p>
            <text:p>1  4</text:p>
            <text:p>S Z A P C</text:p>
          </table:table-cell>
          <table:table-cell table:style-name="ce52" office:value-type="string">
            <text:p>XRA D</text:p>
            <text:p>1  4</text:p>
            <text:p>S Z A P C</text:p>
          </table:table-cell>
          <table:table-cell table:style-name="ce52" office:value-type="string">
            <text:p>XRA E</text:p>
            <text:p>1  4</text:p>
            <text:p>S Z A P C</text:p>
          </table:table-cell>
          <table:table-cell table:style-name="ce52" office:value-type="string">
            <text:p>XRA H</text:p>
            <text:p>1  4</text:p>
            <text:p>S Z A P C</text:p>
          </table:table-cell>
          <table:table-cell table:style-name="ce52" office:value-type="string">
            <text:p>XRA L</text:p>
            <text:p>1  4</text:p>
            <text:p>S Z A P C</text:p>
          </table:table-cell>
          <table:table-cell table:style-name="ce52" office:value-type="string">
            <text:p>XRA M</text:p>
            <text:p>1  7</text:p>
            <text:p>S Z A P C</text:p>
          </table:table-cell>
          <table:table-cell table:style-name="ce52" office:value-type="string">
            <text:p>XR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2" office:value-type="string">
            <text:p>ORA B</text:p>
            <text:p>1  4</text:p>
            <text:p>S Z A P C</text:p>
          </table:table-cell>
          <table:table-cell table:style-name="ce52" office:value-type="string">
            <text:p>ORA C</text:p>
            <text:p>1  4</text:p>
            <text:p>S Z A P C</text:p>
          </table:table-cell>
          <table:table-cell table:style-name="ce52" office:value-type="string">
            <text:p>ORA D</text:p>
            <text:p>1  4</text:p>
            <text:p>S Z A P C</text:p>
          </table:table-cell>
          <table:table-cell table:style-name="ce52" office:value-type="string">
            <text:p>ORA E</text:p>
            <text:p>1  4</text:p>
            <text:p>S Z A P C</text:p>
          </table:table-cell>
          <table:table-cell table:style-name="ce52" office:value-type="string">
            <text:p>ORA H</text:p>
            <text:p>1  4</text:p>
            <text:p>S Z A P C</text:p>
          </table:table-cell>
          <table:table-cell table:style-name="ce52" office:value-type="string">
            <text:p>ORA L</text:p>
            <text:p>1  4</text:p>
            <text:p>S Z A P C</text:p>
          </table:table-cell>
          <table:table-cell table:style-name="ce52" office:value-type="string">
            <text:p>ORA M</text:p>
            <text:p>1  7</text:p>
            <text:p>S Z A P C</text:p>
          </table:table-cell>
          <table:table-cell table:style-name="ce52" office:value-type="string">
            <text:p>ORA A</text:p>
            <text:p>1  4</text:p>
            <text:p>S Z A P C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2" office:value-type="string">
            <text:p>CMP B</text:p>
            <text:p>1  4</text:p>
            <text:p>S Z A P C</text:p>
          </table:table-cell>
          <table:table-cell table:style-name="ce52" office:value-type="string">
            <text:p>CMP C</text:p>
            <text:p>1  4</text:p>
            <text:p>S Z A P C</text:p>
          </table:table-cell>
          <table:table-cell table:style-name="ce52" office:value-type="string">
            <text:p>CMP D</text:p>
            <text:p>1  4</text:p>
            <text:p>S Z A P C</text:p>
          </table:table-cell>
          <table:table-cell table:style-name="ce52" office:value-type="string">
            <text:p>CMP E</text:p>
            <text:p>1  4</text:p>
            <text:p>S Z A P C</text:p>
          </table:table-cell>
          <table:table-cell table:style-name="ce52" office:value-type="string">
            <text:p>CMP H</text:p>
            <text:p>1  4</text:p>
            <text:p>S Z A P C</text:p>
          </table:table-cell>
          <table:table-cell table:style-name="ce52" office:value-type="string">
            <text:p>CMP L</text:p>
            <text:p>1  4</text:p>
            <text:p>S Z A P C</text:p>
          </table:table-cell>
          <table:table-cell table:style-name="ce52" office:value-type="string">
            <text:p>CMP M</text:p>
            <text:p>1  7</text:p>
            <text:p>S Z A P C</text:p>
          </table:table-cell>
          <table:table-cell table:style-name="ce52" office:value-type="string">
            <text:p>CMP A</text:p>
            <text:p>1  4</text:p>
            <text:p>S Z A P C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0b11</text:p>
          </table:table-cell>
          <table:table-cell table:style-name="ce49" office:value-type="string">
            <text:p>0b000</text:p>
          </table:table-cell>
          <table:table-cell table:style-name="ce49" office:value-type="string">
            <text:p>0b001</text:p>
          </table:table-cell>
          <table:table-cell table:style-name="ce49" office:value-type="string">
            <text:p>0b010</text:p>
          </table:table-cell>
          <table:table-cell table:style-name="ce49" office:value-type="string">
            <text:p>0b011</text:p>
          </table:table-cell>
          <table:table-cell table:style-name="ce49" office:value-type="string">
            <text:p>0b100</text:p>
          </table:table-cell>
          <table:table-cell table:style-name="ce49" office:value-type="string">
            <text:p>0b101</text:p>
          </table:table-cell>
          <table:table-cell table:style-name="ce49" office:value-type="string">
            <text:p>0b110</text:p>
          </table:table-cell>
          <table:table-cell table:style-name="ce49" office:value-type="string">
            <text:p>0b111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0</text:p>
          </table:table-cell>
          <table:table-cell table:style-name="ce53" office:value-type="string">
            <text:p>RNZ</text:p>
            <text:p>1  11/5</text:p>
            <text:p>- - - - -</text:p>
          </table:table-cell>
          <table:table-cell table:style-name="ce54" office:value-type="string">
            <text:p>POP B</text:p>
            <text:p>1  10</text:p>
            <text:p>- - - - -</text:p>
          </table:table-cell>
          <table:table-cell table:style-name="ce53" office:value-type="string">
            <text:p>JNZ a16</text:p>
            <text:p>3  10</text:p>
            <text:p>- - - - -</text:p>
          </table:table-cell>
          <table:table-cell table:style-name="ce53" office:value-type="string">
            <text:p>JMP a16</text:p>
            <text:p>3  10</text:p>
            <text:p>- - - - -</text:p>
          </table:table-cell>
          <table:table-cell table:style-name="ce53" office:value-type="string">
            <text:p>CNZ a16</text:p>
            <text:p>3  17/11</text:p>
            <text:p>- - - - -</text:p>
          </table:table-cell>
          <table:table-cell table:style-name="ce54" office:value-type="string">
            <text:p>PUSH B</text:p>
            <text:p>1  11</text:p>
            <text:p>- - - - -</text:p>
          </table:table-cell>
          <table:table-cell table:style-name="ce52" office:value-type="string">
            <text:p>ADI d8</text:p>
            <text:p>2  7</text:p>
            <text:p>S Z A P C</text:p>
          </table:table-cell>
          <table:table-cell table:style-name="ce53" office:value-type="string">
            <text:p>RST 0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01</text:p>
          </table:table-cell>
          <table:table-cell table:style-name="ce53" office:value-type="string">
            <text:p>RZ</text:p>
            <text:p>1  11/5</text:p>
            <text:p>- - - - -</text:p>
          </table:table-cell>
          <table:table-cell table:style-name="ce53" office:value-type="string">
            <text:p>RET</text:p>
            <text:p>1  10</text:p>
            <text:p>- - - - -</text:p>
          </table:table-cell>
          <table:table-cell table:style-name="ce53" office:value-type="string">
            <text:p>JZ a16</text:p>
            <text:p>3  10</text:p>
            <text:p>- - - - -</text:p>
          </table:table-cell>
          <table:table-cell table:style-name="ce53" office:value-type="string">
            <text:p>*JMP a16</text:p>
            <text:p>3  10</text:p>
            <text:p>- - - - -</text:p>
          </table:table-cell>
          <table:table-cell table:style-name="ce53" office:value-type="string">
            <text:p>CZ a16</text:p>
            <text:p>3  17/11</text:p>
            <text:p>- - - - -</text:p>
          </table:table-cell>
          <table:table-cell table:style-name="ce53" office:value-type="string">
            <text:p>CALL a16</text:p>
            <text:p>3  17</text:p>
            <text:p>- - - - -</text:p>
          </table:table-cell>
          <table:table-cell table:style-name="ce52" office:value-type="string">
            <text:p>ACI d8</text:p>
            <text:p>2  7</text:p>
            <text:p>S Z A P C</text:p>
          </table:table-cell>
          <table:table-cell table:style-name="ce53" office:value-type="string">
            <text:p>RST 1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0</text:p>
          </table:table-cell>
          <table:table-cell table:style-name="ce53" office:value-type="string">
            <text:p>RNC</text:p>
            <text:p>1  11/5</text:p>
            <text:p>- - - - -</text:p>
          </table:table-cell>
          <table:table-cell table:style-name="ce54" office:value-type="string">
            <text:p>POP D</text:p>
            <text:p>1  10</text:p>
            <text:p>- - - - -</text:p>
          </table:table-cell>
          <table:table-cell table:style-name="ce53" office:value-type="string">
            <text:p>JNC a16</text:p>
            <text:p>3  10</text:p>
            <text:p>- - - - -</text:p>
          </table:table-cell>
          <table:table-cell table:style-name="ce50" office:value-type="string">
            <text:p>OUT d8</text:p>
            <text:p>2  10</text:p>
            <text:p>- - - - -</text:p>
          </table:table-cell>
          <table:table-cell table:style-name="ce53" office:value-type="string">
            <text:p>CNC a16</text:p>
            <text:p>3  17/11</text:p>
            <text:p>- - - - -</text:p>
          </table:table-cell>
          <table:table-cell table:style-name="ce54" office:value-type="string">
            <text:p>PUSH D</text:p>
            <text:p>1  11</text:p>
            <text:p>- - - - -</text:p>
          </table:table-cell>
          <table:table-cell table:style-name="ce52" office:value-type="string">
            <text:p>SUI d8</text:p>
            <text:p>2  7</text:p>
            <text:p>S Z A P C</text:p>
          </table:table-cell>
          <table:table-cell table:style-name="ce53" office:value-type="string">
            <text:p>RST 2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011</text:p>
          </table:table-cell>
          <table:table-cell table:style-name="ce53" office:value-type="string">
            <text:p>RC</text:p>
            <text:p>1  11/5</text:p>
            <text:p>- - - - -</text:p>
          </table:table-cell>
          <table:table-cell table:style-name="ce53" office:value-type="string">
            <text:p>*RET</text:p>
            <text:p>1  10</text:p>
            <text:p>- - - - -</text:p>
          </table:table-cell>
          <table:table-cell table:style-name="ce53" office:value-type="string">
            <text:p>JC a16</text:p>
            <text:p>3  10</text:p>
            <text:p>- - - - -</text:p>
          </table:table-cell>
          <table:table-cell table:style-name="ce50" office:value-type="string">
            <text:p>IN d8</text:p>
            <text:p>2  10</text:p>
            <text:p>- - - - -</text:p>
          </table:table-cell>
          <table:table-cell table:style-name="ce53" office:value-type="string">
            <text:p>CC a16</text:p>
            <text:p>3  17/11</text:p>
            <text:p>- - - - -</text:p>
          </table:table-cell>
          <table:table-cell table:style-name="ce53" office:value-type="string">
            <text:p>*CALL a16</text:p>
            <text:p>3  17</text:p>
            <text:p>- - - - -</text:p>
          </table:table-cell>
          <table:table-cell table:style-name="ce52" office:value-type="string">
            <text:p>SBI d8</text:p>
            <text:p>2  7</text:p>
            <text:p>S Z A P C</text:p>
          </table:table-cell>
          <table:table-cell table:style-name="ce53" office:value-type="string">
            <text:p>RST 3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0</text:p>
          </table:table-cell>
          <table:table-cell table:style-name="ce53" office:value-type="string">
            <text:p>RPO</text:p>
            <text:p>1  11/5</text:p>
            <text:p>- - - - -</text:p>
          </table:table-cell>
          <table:table-cell table:style-name="ce54" office:value-type="string">
            <text:p>POP H</text:p>
            <text:p>1  10</text:p>
            <text:p>- - - - -</text:p>
          </table:table-cell>
          <table:table-cell table:style-name="ce53" office:value-type="string">
            <text:p>JPO a16</text:p>
            <text:p>3  10</text:p>
            <text:p>- - - - -</text:p>
          </table:table-cell>
          <table:table-cell table:style-name="ce54" office:value-type="string">
            <text:p>XTHL</text:p>
            <text:p>1  18</text:p>
            <text:p>- - - - -</text:p>
          </table:table-cell>
          <table:table-cell table:style-name="ce53" office:value-type="string">
            <text:p>CPO a16</text:p>
            <text:p>3  17/11</text:p>
            <text:p>- - - - -</text:p>
          </table:table-cell>
          <table:table-cell table:style-name="ce54" office:value-type="string">
            <text:p>PUSH H</text:p>
            <text:p>1  11</text:p>
            <text:p>- - - - -</text:p>
          </table:table-cell>
          <table:table-cell table:style-name="ce52" office:value-type="string">
            <text:p>ANI d8</text:p>
            <text:p>2  7</text:p>
            <text:p>S Z A P C</text:p>
          </table:table-cell>
          <table:table-cell table:style-name="ce53" office:value-type="string">
            <text:p>RST 4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01</text:p>
          </table:table-cell>
          <table:table-cell table:style-name="ce53" office:value-type="string">
            <text:p>RPE</text:p>
            <text:p>1  11/5</text:p>
            <text:p>- - - - -</text:p>
          </table:table-cell>
          <table:table-cell table:style-name="ce54" office:value-type="string">
            <text:p>PCHL</text:p>
            <text:p>1  5</text:p>
            <text:p>- - - - -</text:p>
          </table:table-cell>
          <table:table-cell table:style-name="ce53" office:value-type="string">
            <text:p>JPE a16</text:p>
            <text:p>3  10</text:p>
            <text:p>- - - - -</text:p>
          </table:table-cell>
          <table:table-cell table:style-name="ce54" office:value-type="string">
            <text:p>XCHG</text:p>
            <text:p>1  5</text:p>
            <text:p>- - - - -</text:p>
          </table:table-cell>
          <table:table-cell table:style-name="ce53" office:value-type="string">
            <text:p>CPE a16</text:p>
            <text:p>3  17/11</text:p>
            <text:p>- - - - -</text:p>
          </table:table-cell>
          <table:table-cell table:style-name="ce53" office:value-type="string">
            <text:p>*CALL a16</text:p>
            <text:p>3  17</text:p>
            <text:p>- - - - -</text:p>
          </table:table-cell>
          <table:table-cell table:style-name="ce52" office:value-type="string">
            <text:p>XRI d8</text:p>
            <text:p>2  7</text:p>
            <text:p>S Z A P C</text:p>
          </table:table-cell>
          <table:table-cell table:style-name="ce53" office:value-type="string">
            <text:p>RST 5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0</text:p>
          </table:table-cell>
          <table:table-cell table:style-name="ce53" office:value-type="string">
            <text:p>RP</text:p>
            <text:p>1  11/5</text:p>
            <text:p>- - - - -</text:p>
          </table:table-cell>
          <table:table-cell table:style-name="ce54" office:value-type="string">
            <text:p>POP PSW</text:p>
            <text:p>1  10</text:p>
            <text:p>S Z A P C</text:p>
          </table:table-cell>
          <table:table-cell table:style-name="ce53" office:value-type="string">
            <text:p>JP a16</text:p>
            <text:p>3  10</text:p>
            <text:p>- - - - -</text:p>
          </table:table-cell>
          <table:table-cell table:style-name="ce50" office:value-type="string">
            <text:p>DI</text:p>
            <text:p>1  4</text:p>
            <text:p>- - - - -</text:p>
          </table:table-cell>
          <table:table-cell table:style-name="ce53" office:value-type="string">
            <text:p>CP a16</text:p>
            <text:p>3  17/11</text:p>
            <text:p>- - - - -</text:p>
          </table:table-cell>
          <table:table-cell table:style-name="ce54" office:value-type="string">
            <text:p>PUSH PSW</text:p>
            <text:p>1  11</text:p>
            <text:p>- - - - -</text:p>
          </table:table-cell>
          <table:table-cell table:style-name="ce52" office:value-type="string">
            <text:p>ORI d8</text:p>
            <text:p>2  7</text:p>
            <text:p>S Z A P C</text:p>
          </table:table-cell>
          <table:table-cell table:style-name="ce53" office:value-type="string">
            <text:p>RST 6</text:p>
            <text:p>1  11</text:p>
            <text:p>- - - - -</text:p>
          </table:table-cell>
          <table:table-cell table:number-columns-repeated="8"/>
        </table:table-row>
        <table:table-row table:style-name="ro5">
          <table:table-cell table:number-columns-repeated="2"/>
          <table:table-cell table:style-name="ce48" office:value-type="string">
            <text:p>0b111</text:p>
          </table:table-cell>
          <table:table-cell table:style-name="ce53" office:value-type="string">
            <text:p>RM</text:p>
            <text:p>1  11/5</text:p>
            <text:p>- - - - -</text:p>
          </table:table-cell>
          <table:table-cell table:style-name="ce54" office:value-type="string">
            <text:p>SPHL</text:p>
            <text:p>1  5</text:p>
            <text:p>- - - - -</text:p>
          </table:table-cell>
          <table:table-cell table:style-name="ce53" office:value-type="string">
            <text:p>JM a16</text:p>
            <text:p>3  10</text:p>
            <text:p>- - - - -</text:p>
          </table:table-cell>
          <table:table-cell table:style-name="ce50" office:value-type="string">
            <text:p>EI</text:p>
            <text:p>1  4</text:p>
            <text:p>- - - - -</text:p>
          </table:table-cell>
          <table:table-cell table:style-name="ce53" office:value-type="string">
            <text:p>CM a16</text:p>
            <text:p>3  17/11</text:p>
            <text:p>- - - - -</text:p>
          </table:table-cell>
          <table:table-cell table:style-name="ce53" office:value-type="string">
            <text:p>*CALL a16</text:p>
            <text:p>3  17</text:p>
            <text:p>- - - - -</text:p>
          </table:table-cell>
          <table:table-cell table:style-name="ce52" office:value-type="string">
            <text:p>CPI d8</text:p>
            <text:p>2  7</text:p>
            <text:p>S Z A P C</text:p>
          </table:table-cell>
          <table:table-cell table:style-name="ce53" office:value-type="string">
            <text:p>RST 7</text:p>
            <text:p>1  11</text:p>
            <text:p>- - - - -</text:p>
          </table:table-cell>
          <table:table-cell table:number-columns-repeated="8"/>
        </table:table-row>
        <table:table-row table:style-name="ro5" table:number-rows-repeated="1048532">
          <table:table-cell table:number-columns-repeated="19"/>
        </table:table-row>
        <table:table-row table:style-name="ro5">
          <table:table-cell table:number-columns-repeated="19"/>
        </table:table-row>
      </table:table>
      <table:table table:name="TimingCtrl" table:style-name="ta1" table:print="false"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>
            <text:p>ctrl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AccCtr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c</text:p>
          </table:table-cell>
          <table:table-cell office:value-type="string">
            <text:p>Latch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Out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Out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Thru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</table:table-row>
      </table:table>
      <table:database-ranges>
        <table:database-range table:target-range-address="Sheet8.A22:Sheet8.AMJ46" table:contains-header="false">
          <table:sort>
            <table:sort-by table:field-number="13" table:data-type="automatic"/>
            <table:sort-by table:field-number="17" table:data-type="automatic"/>
            <table:sort-by table:field-number="2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968cm" fo:margin-bottom="2cm" fo:margin-left="0.637cm" fo:margin-right="0.714cm" fo:background-color="transparent" style:scale-to="27%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2020/04/11</text:date>, <text:time>14:29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abu Okada</meta:initial-creator>
    <meta:creation-date>2020-03-22T23:20:20.37</meta:creation-date>
    <meta:generator>OpenOffice/4.1.6$Win32 OpenOffice.org_project/416m1$Build-9790</meta:generator>
    <dc:date>2020-04-11T14:29:50.07</dc:date>
    <dc:creator>Manabu Okada</dc:creator>
    <meta:editing-duration>P13DT22H12M23S</meta:editing-duration>
    <meta:editing-cycles>155</meta:editing-cycles>
    <meta:printed-by>Manabu Okada</meta:printed-by>
    <meta:print-date>2020-04-07T07:50:26.69</meta:print-date>
    <meta:document-statistic meta:table-count="6" meta:cell-count="4908" meta:object-count="0"/>
  </office:meta>
</office:document-meta>
</file>